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6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</office:automatic-styles>
  <office:body>
    <office:text text:use-soft-page-breaks="true">
      <text:p text:style-name="P1">Steps to open the folder in netbeans:</text:p>
      <text:list text:style-name="LFO1" text:continue-numbering="true">
        <text:list-item>
          <text:p text:style-name="P2">Open netbeans.</text:p>
        </text:list-item>
        <text:list-item>
          <text:p text:style-name="P3">Click on file in the top menu.</text:p>
        </text:list-item>
        <text:list-item>
          <text:p text:style-name="P4">Choose New Project option.</text:p>
        </text:list-item>
        <text:list-item>
          <text:p text:style-name="P5">Choose PHP category and in Projects section, choose PHP Application with Existing Source.</text:p>
        </text:list-item>
        <text:list-item>
          <text:p text:style-name="P6">For Site Root, browse to the folder where you have extracted these files.</text:p>
        </text:list-item>
        <text:list-item>
          <text:p text:style-name="P7">Click on finish.</text:p>
        </text:list-item>
        <text:list-item>
          <text:p text:style-name="P8">The folder will open in netbean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916383676270</meta:initial-creator>
    <dc:creator>916383676270</dc:creator>
    <meta:creation-date>2021-07-09T14:17:00Z</meta:creation-date>
    <dc:date>2021-07-09T14:31:00Z</dc:date>
    <meta:print-date>2021-07-09T14:25:00Z</meta:print-date>
    <meta:template xlink:href="Normal" xlink:type="simple"/>
    <meta:editing-cycles>1</meta:editing-cycles>
    <meta:editing-duration>PT840S</meta:editing-duration>
    <meta:document-statistic meta:page-count="1" meta:paragraph-count="1" meta:word-count="48" meta:character-count="326" meta:row-count="2" meta:non-whitespace-character-count="279"/>
  </office:meta>
</office:document-meta>
</file>